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3"/>
    <style:style style:name="gr1" style:family="graphic">
      <style:graphic-properties draw:stroke="none" svg:stroke-width="0cm" svg:stroke-color="#999999" draw:marker-start-width="0.2cm" draw:marker-end-width="0.2cm" draw:fill="none" draw:textarea-horizontal-align="center" draw:textarea-vertical-align="middle" fo:padding-top="0cm" fo:padding-bottom="0cm" fo:padding-left="0cm" fo:padding-right="0cm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Overall memory footprint for 10 high-traffic front pages" draw:style-name="gr1" draw:text-style-name="P1" svg:width="15.999cm" svg:height="8.999cm" svg:x="20cm" svg:y="10cm">
            <draw:object draw:notify-on-update-of-ranges="Sheet1.D22:Sheet1.D26 Sheet1.E22:Sheet1.E26 Sheet1.F22:Sheet1.F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romium</text:p>
          </table:table-cell>
          <table:table-cell office:value-type="string" calcext:value-type="string">
            <text:p>39.0.2171.65 Built on Ubuntu 14.04, running on LinuxMint 17 (64-bit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 blocker</text:p>
          </table:table-cell>
          <table:table-cell table:number-columns-repeated="2"/>
          <table:table-cell office:value-type="string" calcext:value-type="string">
            <text:p>uBlock 0.8.2.2</text:p>
          </table:table-cell>
          <table:table-cell table:number-columns-repeated="2"/>
          <table:table-cell office:value-type="string" calcext:value-type="string">
            <text:p>Adguard AdBlocker 1.0.3.8</text:p>
          </table:table-cell>
          <table:table-cell table:number-columns-repeated="2"/>
          <table:table-cell office:value-type="string" calcext:value-type="string">
            <text:p>AdBlock 2.15</text:p>
          </table:table-cell>
          <table:table-cell table:number-columns-repeated="2"/>
          <table:table-cell office:value-type="string" calcext:value-type="string">
            <text:p>ABP 1.8.8</text:p>
          </table:table-cell>
          <table:table-cell/>
        </table:table-row>
        <table:table-row table:style-name="ro1">
          <table:table-cell office:value-type="string" calcext:value-type="string">
            <text:p>Browser</text:p>
          </table:table-cell>
          <table:table-cell office:value-type="float" office:value="96288" calcext:value-type="float">
            <text:p>96288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90012" calcext:value-type="float">
            <text:p>90012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87676" calcext:value-type="float">
            <text:p>87676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95968" calcext:value-type="float">
            <text:p>95968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85860" calcext:value-type="float">
            <text:p>85860</text:p>
          </table:table-cell>
        </table:table-row>
        <table:table-row table:style-name="ro1">
          <table:table-cell office:value-type="string" calcext:value-type="string">
            <text:p>GPU</text:p>
          </table:table-cell>
          <table:table-cell office:value-type="float" office:value="168648" calcext:value-type="float">
            <text:p>168648</text:p>
          </table:table-cell>
          <table:table-cell/>
          <table:table-cell office:value-type="string" calcext:value-type="string">
            <text:p>GPU</text:p>
          </table:table-cell>
          <table:table-cell office:value-type="float" office:value="174220" calcext:value-type="float">
            <text:p>174220</text:p>
          </table:table-cell>
          <table:table-cell/>
          <table:table-cell office:value-type="string" calcext:value-type="string">
            <text:p>GPU</text:p>
          </table:table-cell>
          <table:table-cell office:value-type="float" office:value="169532" calcext:value-type="float">
            <text:p>169532</text:p>
          </table:table-cell>
          <table:table-cell/>
          <table:table-cell office:value-type="string" calcext:value-type="string">
            <text:p>GPU</text:p>
          </table:table-cell>
          <table:table-cell office:value-type="float" office:value="168664" calcext:value-type="float">
            <text:p>168664</text:p>
          </table:table-cell>
          <table:table-cell/>
          <table:table-cell office:value-type="string" calcext:value-type="string">
            <text:p>GPU</text:p>
          </table:table-cell>
          <table:table-cell office:value-type="float" office:value="167636" calcext:value-type="float">
            <text:p>167636</text:p>
          </table:table-cell>
        </table:table-row>
        <table:table-row table:style-name="ro1">
          <table:table-cell office:value-type="string" calcext:value-type="string">
            <text:p>Zygote</text:p>
          </table:table-cell>
          <table:table-cell office:value-type="float" office:value="10576" calcext:value-type="float">
            <text:p>10576</text:p>
          </table:table-cell>
          <table:table-cell/>
          <table:table-cell office:value-type="string" calcext:value-type="string">
            <text:p>Zygote</text:p>
          </table:table-cell>
          <table:table-cell office:value-type="float" office:value="10580" calcext:value-type="float">
            <text:p>10580</text:p>
          </table:table-cell>
          <table:table-cell/>
          <table:table-cell office:value-type="string" calcext:value-type="string">
            <text:p>Zygote</text:p>
          </table:table-cell>
          <table:table-cell office:value-type="float" office:value="10576" calcext:value-type="float">
            <text:p>10576</text:p>
          </table:table-cell>
          <table:table-cell/>
          <table:table-cell office:value-type="string" calcext:value-type="string">
            <text:p>Zygote</text:p>
          </table:table-cell>
          <table:table-cell office:value-type="float" office:value="10580" calcext:value-type="float">
            <text:p>10580</text:p>
          </table:table-cell>
          <table:table-cell/>
          <table:table-cell office:value-type="string" calcext:value-type="string">
            <text:p>Zygote</text:p>
          </table:table-cell>
          <table:table-cell office:value-type="float" office:value="10612" calcext:value-type="float">
            <text:p>10612</text:p>
          </table:table-cell>
        </table:table-row>
        <table:table-row table:style-name="ro1">
          <table:table-cell office:value-type="string" calcext:value-type="string">
            <text:p>Extension</text:p>
          </table:table-cell>
          <table:table-cell table:number-columns-repeated="2"/>
          <table:table-cell office:value-type="string" calcext:value-type="string">
            <text:p>µBlock</text:p>
          </table:table-cell>
          <table:table-cell office:value-type="float" office:value="53872" calcext:value-type="float">
            <text:p>53872</text:p>
          </table:table-cell>
          <table:table-cell/>
          <table:table-cell office:value-type="string" calcext:value-type="string">
            <text:p>Adguard AdBlocker</text:p>
          </table:table-cell>
          <table:table-cell office:value-type="float" office:value="60864" calcext:value-type="float">
            <text:p>60864</text:p>
          </table:table-cell>
          <table:table-cell/>
          <table:table-cell office:value-type="string" calcext:value-type="string">
            <text:p>AdBlock</text:p>
          </table:table-cell>
          <table:table-cell office:value-type="float" office:value="115980" calcext:value-type="float">
            <text:p>115980</text:p>
          </table:table-cell>
          <table:table-cell/>
          <table:table-cell office:value-type="string" calcext:value-type="string">
            <text:p>Adblock Plus</text:p>
          </table:table-cell>
          <table:table-cell office:value-type="float" office:value="119876" calcext:value-type="float">
            <text:p>119876</text:p>
          </table:table-cell>
        </table:table-row>
        <table:table-row table:style-name="ro1">
          <table:table-cell office:value-type="string" calcext:value-type="string">
            <text:p>Yahoo News - Latest News &amp; Headlines</text:p>
          </table:table-cell>
          <table:table-cell office:value-type="float" office:value="73396" calcext:value-type="float">
            <text:p>73396</text:p>
          </table:table-cell>
          <table:table-cell/>
          <table:table-cell office:value-type="string" calcext:value-type="string">
            <text:p>Yahoo News - Latest News &amp; Headlines</text:p>
          </table:table-cell>
          <table:table-cell office:value-type="float" office:value="61676" calcext:value-type="float">
            <text:p>61676</text:p>
          </table:table-cell>
          <table:table-cell/>
          <table:table-cell office:value-type="string" calcext:value-type="string">
            <text:p>Yahoo News - Latest News &amp; Headlines</text:p>
          </table:table-cell>
          <table:table-cell office:value-type="float" office:value="67860" calcext:value-type="float">
            <text:p>67860</text:p>
          </table:table-cell>
          <table:table-cell/>
          <table:table-cell office:value-type="string" calcext:value-type="string">
            <text:p>Yahoo News - Latest News &amp; Headlines</text:p>
          </table:table-cell>
          <table:table-cell office:value-type="float" office:value="68436" calcext:value-type="float">
            <text:p>68436</text:p>
          </table:table-cell>
          <table:table-cell/>
          <table:table-cell office:value-type="string" calcext:value-type="string">
            <text:p>Yahoo News - Latest News &amp; Headlines</text:p>
          </table:table-cell>
          <table:table-cell office:value-type="float" office:value="86448" calcext:value-type="float">
            <text:p>86448</text:p>
          </table:table-cell>
        </table:table-row>
        <table:table-row table:style-name="ro1">
          <table:table-cell office:value-type="string" calcext:value-type="string">
            <text:p>Google News</text:p>
          </table:table-cell>
          <table:table-cell office:value-type="float" office:value="49776" calcext:value-type="float">
            <text:p>49776</text:p>
          </table:table-cell>
          <table:table-cell/>
          <table:table-cell office:value-type="string" calcext:value-type="string">
            <text:p>Google News</text:p>
          </table:table-cell>
          <table:table-cell office:value-type="float" office:value="54804" calcext:value-type="float">
            <text:p>54804</text:p>
          </table:table-cell>
          <table:table-cell/>
          <table:table-cell office:value-type="string" calcext:value-type="string">
            <text:p>Google News</text:p>
          </table:table-cell>
          <table:table-cell office:value-type="float" office:value="58956" calcext:value-type="float">
            <text:p>58956</text:p>
          </table:table-cell>
          <table:table-cell/>
          <table:table-cell office:value-type="string" calcext:value-type="string">
            <text:p>Google News</text:p>
          </table:table-cell>
          <table:table-cell office:value-type="float" office:value="83748" calcext:value-type="float">
            <text:p>83748</text:p>
          </table:table-cell>
          <table:table-cell/>
          <table:table-cell office:value-type="string" calcext:value-type="string">
            <text:p>Google News</text:p>
          </table:table-cell>
          <table:table-cell office:value-type="float" office:value="84152" calcext:value-type="float">
            <text:p>84152</text:p>
          </table:table-cell>
        </table:table-row>
        <table:table-row table:style-name="ro1"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84228" calcext:value-type="float">
            <text:p>84228</text:p>
          </table:table-cell>
          <table:table-cell/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77216" calcext:value-type="float">
            <text:p>77216</text:p>
          </table:table-cell>
          <table:table-cell/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75336" calcext:value-type="float">
            <text:p>75336</text:p>
          </table:table-cell>
          <table:table-cell/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96928" calcext:value-type="float">
            <text:p>96928</text:p>
          </table:table-cell>
          <table:table-cell/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111172" calcext:value-type="float">
            <text:p>111172</text:p>
          </table:table-cell>
        </table:table-row>
        <table:table-row table:style-name="ro1"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78628" calcext:value-type="float">
            <text:p>78628</text:p>
          </table:table-cell>
          <table:table-cell/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75068" calcext:value-type="float">
            <text:p>75068</text:p>
          </table:table-cell>
          <table:table-cell/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77152" calcext:value-type="float">
            <text:p>77152</text:p>
          </table:table-cell>
          <table:table-cell/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115036" calcext:value-type="float">
            <text:p>115036</text:p>
          </table:table-cell>
          <table:table-cell/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147916" calcext:value-type="float">
            <text:p>147916</text:p>
          </table:table-cell>
        </table:table-row>
        <table:table-row table:style-name="ro1">
          <table:table-cell office:value-type="string" calcext:value-type="string">
            <text:p>The New York Times - Breaking News, World News &amp; Multimedia</text:p>
          </table:table-cell>
          <table:table-cell office:value-type="float" office:value="106964" calcext:value-type="float">
            <text:p>106964</text:p>
          </table:table-cell>
          <table:table-cell/>
          <table:table-cell office:value-type="string" calcext:value-type="string">
            <text:p>The New York Times - Breaking News, World News &amp; Multimedia</text:p>
          </table:table-cell>
          <table:table-cell office:value-type="float" office:value="78252" calcext:value-type="float">
            <text:p>78252</text:p>
          </table:table-cell>
          <table:table-cell/>
          <table:table-cell office:value-type="string" calcext:value-type="string">
            <text:p>The New York Times - Breaking News, World News &amp; Multimedia</text:p>
          </table:table-cell>
          <table:table-cell office:value-type="float" office:value="76604" calcext:value-type="float">
            <text:p>76604</text:p>
          </table:table-cell>
          <table:table-cell/>
          <table:table-cell office:value-type="string" calcext:value-type="string">
            <text:p>The New York Times - Breaking News, World News &amp; Multimedia</text:p>
          </table:table-cell>
          <table:table-cell office:value-type="float" office:value="78716" calcext:value-type="float">
            <text:p>78716</text:p>
          </table:table-cell>
          <table:table-cell/>
          <table:table-cell office:value-type="string" calcext:value-type="string">
            <text:p>The New York Times - Breaking News, World News &amp; Multimedia</text:p>
          </table:table-cell>
          <table:table-cell office:value-type="float" office:value="81516" calcext:value-type="float">
            <text:p>81516</text:p>
          </table:table-cell>
        </table:table-row>
        <table:table-row table:style-name="ro1"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81568" calcext:value-type="float">
            <text:p>81568</text:p>
          </table:table-cell>
          <table:table-cell/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58544" calcext:value-type="float">
            <text:p>58544</text:p>
          </table:table-cell>
          <table:table-cell/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55624" calcext:value-type="float">
            <text:p>55624</text:p>
          </table:table-cell>
          <table:table-cell/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71892" calcext:value-type="float">
            <text:p>71892</text:p>
          </table:table-cell>
          <table:table-cell/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73472" calcext:value-type="float">
            <text:p>73472</text:p>
          </table:table-cell>
        </table:table-row>
        <table:table-row table:style-name="ro1"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79168" calcext:value-type="float">
            <text:p>79168</text:p>
          </table:table-cell>
          <table:table-cell/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51672" calcext:value-type="float">
            <text:p>51672</text:p>
          </table:table-cell>
          <table:table-cell/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58220" calcext:value-type="float">
            <text:p>58220</text:p>
          </table:table-cell>
          <table:table-cell/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63960" calcext:value-type="float">
            <text:p>63960</text:p>
          </table:table-cell>
          <table:table-cell/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73272" calcext:value-type="float">
            <text:p>73272</text:p>
          </table:table-cell>
        </table:table-row>
        <table:table-row table:style-name="ro1">
          <table:table-cell office:value-type="string" calcext:value-type="string">
            <text:p>Home | Daily Mail Online</text:p>
          </table:table-cell>
          <table:table-cell office:value-type="float" office:value="117276" calcext:value-type="float">
            <text:p>117276</text:p>
          </table:table-cell>
          <table:table-cell/>
          <table:table-cell office:value-type="string" calcext:value-type="string">
            <text:p>Home | Daily Mail Online</text:p>
          </table:table-cell>
          <table:table-cell office:value-type="float" office:value="91044" calcext:value-type="float">
            <text:p>91044</text:p>
          </table:table-cell>
          <table:table-cell/>
          <table:table-cell office:value-type="string" calcext:value-type="string">
            <text:p>Home | Daily Mail Online</text:p>
          </table:table-cell>
          <table:table-cell office:value-type="float" office:value="94472" calcext:value-type="float">
            <text:p>94472</text:p>
          </table:table-cell>
          <table:table-cell/>
          <table:table-cell office:value-type="string" calcext:value-type="string">
            <text:p>Home | Daily Mail Online</text:p>
          </table:table-cell>
          <table:table-cell office:value-type="float" office:value="109072" calcext:value-type="float">
            <text:p>109072</text:p>
          </table:table-cell>
          <table:table-cell/>
          <table:table-cell office:value-type="string" calcext:value-type="string">
            <text:p>Home | Daily Mail Online</text:p>
          </table:table-cell>
          <table:table-cell office:value-type="float" office:value="135680" calcext:value-type="float">
            <text:p>135680</text:p>
          </table:table-cell>
        </table:table-row>
        <table:table-row table:style-name="ro1">
          <table:table-cell office:value-type="string" calcext:value-type="string">
            <text:p>Washington Post: Breaking News, World, US, DC News &amp; Analysis</text:p>
          </table:table-cell>
          <table:table-cell office:value-type="float" office:value="134164" calcext:value-type="float">
            <text:p>134164</text:p>
          </table:table-cell>
          <table:table-cell/>
          <table:table-cell office:value-type="string" calcext:value-type="string">
            <text:p>Washington Post: Breaking News, World, US, DC News &amp; Analysis</text:p>
          </table:table-cell>
          <table:table-cell office:value-type="float" office:value="136616" calcext:value-type="float">
            <text:p>136616</text:p>
          </table:table-cell>
          <table:table-cell/>
          <table:table-cell office:value-type="string" calcext:value-type="string">
            <text:p>Washington Post: Breaking News, World, US, DC News &amp; Analysis</text:p>
          </table:table-cell>
          <table:table-cell office:value-type="float" office:value="115812" calcext:value-type="float">
            <text:p>115812</text:p>
          </table:table-cell>
          <table:table-cell/>
          <table:table-cell office:value-type="string" calcext:value-type="string">
            <text:p>Washington Post: Breaking News, World, US, DC News &amp; Analysis</text:p>
          </table:table-cell>
          <table:table-cell office:value-type="float" office:value="254844" calcext:value-type="float">
            <text:p>254844</text:p>
          </table:table-cell>
          <table:table-cell/>
          <table:table-cell office:value-type="string" calcext:value-type="string">
            <text:p>Washington Post: Breaking News, World, US, DC News &amp; Analysis</text:p>
          </table:table-cell>
          <table:table-cell office:value-type="float" office:value="273156" calcext:value-type="float">
            <text:p>273156</text:p>
          </table:table-cell>
        </table:table-row>
        <table:table-row table:style-name="ro1">
          <table:table-cell office:value-type="string" calcext:value-type="string">
            <text:p>Latest news, sport and comment from the Guardian | The Guardian</text:p>
          </table:table-cell>
          <table:table-cell office:value-type="float" office:value="101276" calcext:value-type="float">
            <text:p>101276</text:p>
          </table:table-cell>
          <table:table-cell/>
          <table:table-cell office:value-type="string" calcext:value-type="string">
            <text:p>Latest news, sport and comment from the Guardian | The Guardian</text:p>
          </table:table-cell>
          <table:table-cell office:value-type="float" office:value="51004" calcext:value-type="float">
            <text:p>51004</text:p>
          </table:table-cell>
          <table:table-cell/>
          <table:table-cell office:value-type="string" calcext:value-type="string">
            <text:p>Latest news, sport and comment from the Guardian | The Guardian</text:p>
          </table:table-cell>
          <table:table-cell office:value-type="float" office:value="56168" calcext:value-type="float">
            <text:p>56168</text:p>
          </table:table-cell>
          <table:table-cell/>
          <table:table-cell office:value-type="string" calcext:value-type="string">
            <text:p>Latest news, sport and comment from the Guardian | The Guardian</text:p>
          </table:table-cell>
          <table:table-cell office:value-type="float" office:value="55616" calcext:value-type="float">
            <text:p>55616</text:p>
          </table:table-cell>
          <table:table-cell/>
          <table:table-cell office:value-type="string" calcext:value-type="string">
            <text:p>Latest news, sport and comment from the Guardian | The Guardian</text:p>
          </table:table-cell>
          <table:table-cell office:value-type="float" office:value="58752" calcext:value-type="float">
            <text:p>58752</text:p>
          </table:table-cell>
        </table:table-row>
        <table:table-row table:style-name="ro1">
          <table:table-cell office:value-type="string" calcext:value-type="string">
            <text:p>Hacker News</text:p>
          </table:table-cell>
          <table:table-cell office:value-type="float" office:value="22268" calcext:value-type="float">
            <text:p>22268</text:p>
          </table:table-cell>
          <table:table-cell/>
          <table:table-cell office:value-type="string" calcext:value-type="string">
            <text:p>Hacker News</text:p>
          </table:table-cell>
          <table:table-cell office:value-type="float" office:value="22128" calcext:value-type="float">
            <text:p>22128</text:p>
          </table:table-cell>
          <table:table-cell/>
          <table:table-cell office:value-type="string" calcext:value-type="string">
            <text:p>Hacker News</text:p>
          </table:table-cell>
          <table:table-cell office:value-type="float" office:value="31188" calcext:value-type="float">
            <text:p>31188</text:p>
          </table:table-cell>
          <table:table-cell/>
          <table:table-cell office:value-type="string" calcext:value-type="string">
            <text:p>Hacker News</text:p>
          </table:table-cell>
          <table:table-cell office:value-type="float" office:value="32780" calcext:value-type="float">
            <text:p>32780</text:p>
          </table:table-cell>
          <table:table-cell/>
          <table:table-cell office:value-type="string" calcext:value-type="string">
            <text:p>Hacker News</text:p>
          </table:table-cell>
          <table:table-cell office:value-type="float" office:value="39336" calcext:value-type="float">
            <text:p>39336</text:p>
          </table:table-cell>
        </table:table-row>
        <table:table-row table:style-name="ro1">
          <table:table-cell office:value-type="string" calcext:value-type="string">
            <text:p>About Memory</text:p>
          </table:table-cell>
          <table:table-cell office:value-type="float" office:value="19436" calcext:value-type="float">
            <text:p>19436</text:p>
          </table:table-cell>
          <table:table-cell/>
          <table:table-cell office:value-type="string" calcext:value-type="string">
            <text:p>About Memory</text:p>
          </table:table-cell>
          <table:table-cell office:value-type="float" office:value="17440" calcext:value-type="float">
            <text:p>17440</text:p>
          </table:table-cell>
          <table:table-cell/>
          <table:table-cell office:value-type="string" calcext:value-type="string">
            <text:p>About Memory</text:p>
          </table:table-cell>
          <table:table-cell office:value-type="float" office:value="17480" calcext:value-type="float">
            <text:p>17480</text:p>
          </table:table-cell>
          <table:table-cell/>
          <table:table-cell office:value-type="string" calcext:value-type="string">
            <text:p>About Memory</text:p>
          </table:table-cell>
          <table:table-cell office:value-type="float" office:value="17432" calcext:value-type="float">
            <text:p>17432</text:p>
          </table:table-cell>
          <table:table-cell/>
          <table:table-cell office:value-type="string" calcext:value-type="string">
            <text:p>About Memory</text:p>
          </table:table-cell>
          <table:table-cell office:value-type="float" office:value="18568" calcext:value-type="float">
            <text:p>18568</text:p>
          </table:table-cell>
        </table:table-row>
        <table:table-row table:style-name="ro1">
          <table:table-cell/>
          <table:table-cell table:formula="of:=SUM([.B3:.B18])" office:value-type="float" office:value="1223660" calcext:value-type="float">
            <text:p>1223660</text:p>
          </table:table-cell>
          <table:table-cell table:number-columns-repeated="2"/>
          <table:table-cell table:formula="of:=SUM([.E3:.E18])" office:value-type="float" office:value="1104148" calcext:value-type="float">
            <text:p>1104148</text:p>
          </table:table-cell>
          <table:table-cell table:number-columns-repeated="2"/>
          <table:table-cell table:formula="of:=SUM([.H3:.H18])" office:value-type="float" office:value="1113520" calcext:value-type="float">
            <text:p>1113520</text:p>
          </table:table-cell>
          <table:table-cell table:number-columns-repeated="2"/>
          <table:table-cell table:formula="of:=SUM([.K3:.K18])" office:value-type="float" office:value="1439652" calcext:value-type="float">
            <text:p>1439652</text:p>
          </table:table-cell>
          <table:table-cell table:number-columns-repeated="2"/>
          <table:table-cell table:formula="of:=SUM([.N3:.N18])" office:value-type="float" office:value="1567424" calcext:value-type="float">
            <text:p>1567424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formula="of:=[.A2]" office:value-type="string" office:string-value="No blocker" calcext:value-type="string">
            <text:p>No blocker</text:p>
          </table:table-cell>
          <table:table-cell table:style-name="ce2" table:formula="of:=([.B19])/1000" office:value-type="float" office:value="1223.66" calcext:value-type="float">
            <text:p>1,224</text:p>
          </table:table-cell>
          <table:table-cell table:formula="of:=[.E22]" office:value-type="float" office:value="1223.66" calcext:value-type="float">
            <text:p>1223.6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µBlock 0.8.2.2</text:p>
          </table:table-cell>
          <table:table-cell table:style-name="ce2" table:formula="of:=([.E19])/1000" office:value-type="float" office:value="1104.148" calcext:value-type="float">
            <text:p>1,104</text:p>
          </table:table-cell>
          <table:table-cell table:formula="of:=[.F22]" office:value-type="float" office:value="1223.66" calcext:value-type="float">
            <text:p>1223.66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Adguard 1.0.3.8</text:p>
          </table:table-cell>
          <table:table-cell table:style-name="ce2" table:formula="of:=([.H19])/1000" office:value-type="float" office:value="1113.52" calcext:value-type="float">
            <text:p>1,114</text:p>
          </table:table-cell>
          <table:table-cell table:formula="of:=[.F23]" office:value-type="float" office:value="1223.66" calcext:value-type="float">
            <text:p>1223.66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AdBlock 2.15</text:p>
          </table:table-cell>
          <table:table-cell table:style-name="ce2" table:formula="of:=([.K19])/1000" office:value-type="float" office:value="1439.652" calcext:value-type="float">
            <text:p>1,440</text:p>
          </table:table-cell>
          <table:table-cell table:formula="of:=[.F24]" office:value-type="float" office:value="1223.66" calcext:value-type="float">
            <text:p>1223.66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ABP 1.8.8</text:p>
          </table:table-cell>
          <table:table-cell table:style-name="ce2" table:formula="of:=([.N19])/1000" office:value-type="float" office:value="1567.424" calcext:value-type="float">
            <text:p>1,567</text:p>
          </table:table-cell>
          <table:table-cell table:formula="of:=[.F25]" office:value-type="float" office:value="1223.66" calcext:value-type="float">
            <text:p>1223.6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ymond Hill</meta:initial-creator>
    <meta:creation-date>2014-12-24T09:28:26.030150233</meta:creation-date>
    <dc:date>2014-12-24T11:17:39.483575249</dc:date>
    <dc:creator>Raymond Hill</dc:creator>
    <meta:editing-duration>PT1H34M1S</meta:editing-duration>
    <meta:editing-cycles>5</meta:editing-cycles>
    <meta:generator>LibreOffice/4.2.7.2$Linux_X86_64 LibreOffice_project/420m0$Build-2</meta:generator>
    <meta:document-statistic meta:table-count="1" meta:cell-count="1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99999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60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3333"/>
    </style:style>
    <style:style style:name="ch10" style:family="chart" style:data-style-name="N0">
      <style:chart-properties chart:symbol-type="none" chart:link-data-style-to-source="true"/>
      <style:graphic-properties draw:stroke-dash="Ultrafine_20_Dashed" svg:stroke-color="#ff3333" draw:fill-color="#ff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244cm" svg:y="0.316cm" chart:style-name="ch2">
          <text:p>Overall memory footprint (MB) of 11 high-traffic web pages (Chromium 64-bit)</text:p>
        </chart:title>
        <chart:plot-area chart:style-name="ch3" table:cell-range-address="Sheet1.D22:Sheet1.F26" chart:data-source-has-labels="column" svg:x="0.32cm" svg:y="1.301cm" svg:width="15.36cm" svg:height="7.519cm">
          <chartooo:coordinate-region svg:x="1.312cm" svg:y="1.5cm" svg:width="14.368cm" svg:height="6.673cm"/>
          <chart:axis chart:dimension="x" chart:name="primary-x" chart:style-name="ch4" chartooo:axis-type="auto">
            <chartooo:date-scale/>
            <chart:categories table:cell-range-address="Sheet1.D22:Sheet1.D26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E22:Sheet1.E26" chart:class="chart:bar">
            <chart:data-point chart:style-name="ch9"/>
            <chart:data-point chart:repeated="4"/>
          </chart:series>
          <chart:series chart:attached-axis="primary-y" chart:style-name="ch10" chart:values-cell-range-address="Sheet1.F22:Sheet1.F26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No blocker</text:p>
                <draw:g>
                  <svg:desc>Sheet1.D22:Sheet1.D26</svg:desc>
                </draw:g>
              </table:table-cell>
              <table:table-cell office:value-type="float" office:value="1223.66">
                <text:p>1223.66</text:p>
                <draw:g>
                  <svg:desc>Sheet1.E22:Sheet1.E26</svg:desc>
                </draw:g>
              </table:table-cell>
              <table:table-cell office:value-type="float" office:value="1223.66">
                <text:p>1223.66</text:p>
                <draw:g>
                  <svg:desc>Sheet1.F22:Sheet1.F26</svg:desc>
                </draw:g>
              </table:table-cell>
            </table:table-row>
            <table:table-row>
              <table:table-cell office:value-type="string">
                <text:p>µBlock 0.8.2.2</text:p>
              </table:table-cell>
              <table:table-cell office:value-type="float" office:value="1104.148">
                <text:p>1104.148</text:p>
              </table:table-cell>
              <table:table-cell office:value-type="float" office:value="1223.66">
                <text:p>1223.66</text:p>
              </table:table-cell>
            </table:table-row>
            <table:table-row>
              <table:table-cell office:value-type="string">
                <text:p>Adguard 1.0.3.8</text:p>
              </table:table-cell>
              <table:table-cell office:value-type="float" office:value="1113.52">
                <text:p>1113.52</text:p>
              </table:table-cell>
              <table:table-cell office:value-type="float" office:value="1223.66">
                <text:p>1223.66</text:p>
              </table:table-cell>
            </table:table-row>
            <table:table-row>
              <table:table-cell office:value-type="string">
                <text:p>AdBlock 2.15</text:p>
              </table:table-cell>
              <table:table-cell office:value-type="float" office:value="1439.652">
                <text:p>1439.652</text:p>
              </table:table-cell>
              <table:table-cell office:value-type="float" office:value="1223.66">
                <text:p>1223.66</text:p>
              </table:table-cell>
            </table:table-row>
            <table:table-row>
              <table:table-cell office:value-type="string">
                <text:p>ABP 1.8.8</text:p>
              </table:table-cell>
              <table:table-cell office:value-type="float" office:value="1567.424">
                <text:p>1567.424</text:p>
              </table:table-cell>
              <table:table-cell office:value-type="float" office:value="1223.66">
                <text:p>1223.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